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4"/>{</text:p>
      <text:p text:style-name="Standard"><text:s text:c="8"/>"_id": "684bfabd98eee718cce151f4",</text:p>
      <text:p text:style-name="Standard"><text:s text:c="8"/>"user": "6849d30ef98f39baa2fa9a06",</text:p>
      <text:p text:style-name="Standard"><text:s text:c="8"/>"items": [</text:p>
      <text:p text:style-name="Standard"><text:s text:c="12"/>{</text:p>
      <text:p text:style-name="Standard"><text:s text:c="16"/>"cake": {</text:p>
      <text:p text:style-name="Standard"><text:s text:c="20"/>"_id": "6849cb02030b9f51ea2681c5",</text:p>
      <text:p text:style-name="Standard"><text:s text:c="20"/>"name": "Chocolate Heaven",</text:p>
      <text:p text:style-name="Standard"><text:s text:c="20"/>"description": "Rich chocolate layered cake",</text:p>
      <text:p text:style-name="Standard"><text:s text:c="20"/>"price": 2500,</text:p>
      <text:p text:style-name="Standard"><text:s text:c="20"/>"category": "Birthday",</text:p>
      <text:p text:style-name="Standard"><text:s text:c="20"/>"flavor": "Chocolate",</text:p>
      <text:p text:style-name="Standard"><text:s text:c="20"/>"image": "https://example.com/images/chocolate-cake.jpg",</text:p>
      <text:p text:style-name="Standard"><text:s text:c="20"/>"stock": 20,</text:p>
      <text:p text:style-name="Standard"><text:s text:c="20"/>"isAvailable": true,</text:p>
      <text:p text:style-name="Standard"><text:s text:c="20"/>"createdBy": "6848660e5f9e22775ca65166",</text:p>
      <text:p text:style-name="Standard"><text:s text:c="20"/>"averageRating": 0,</text:p>
      <text:p text:style-name="Standard"><text:s text:c="20"/>"ratings": [],</text:p>
      <text:p text:style-name="Standard"><text:s text:c="20"/>"createdAt": "2025-06-11T18:29:22.795Z",</text:p>
      <text:p text:style-name="Standard"><text:s text:c="20"/>"updatedAt": "2025-06-11T18:29:22.795Z",</text:p>
      <text:p text:style-name="Standard"><text:s text:c="20"/>"__v": 0</text:p>
      <text:p text:style-name="Standard"><text:s text:c="16"/>},</text:p>
      <text:p text:style-name="Standard"><text:s text:c="16"/>"quantity": 2,</text:p>
      <text:p text:style-name="Standard"><text:s text:c="16"/>"_id": "684bfabd98eee718cce151f5"</text:p>
      <text:p text:style-name="Standard"><text:s text:c="12"/>},</text:p>
      <text:p text:style-name="Standard"><text:s text:c="12"/>{</text:p>
      <text:p text:style-name="Standard"><text:s text:c="16"/>"cake": {</text:p>
      <text:p text:style-name="Standard"><text:s text:c="20"/>"_id": "6849df352483ef804d490fc4",</text:p>
      <text:p text:style-name="Standard"><text:s text:c="20"/>"name": "Lemon Delight",</text:p>
      <text:p text:style-name="Standard"><text:s text:c="20"/>"description": "A light, tangy lemon cake perfect for tea time.",</text:p>
      <text:p text:style-name="Standard"><text:s text:c="20"/>"price": 1200,</text:p>
      <text:p text:style-name="Standard"><text:s text:c="20"/>"category": "Other",</text:p>
      <text:p text:style-name="Standard"><text:s text:c="20"/>"flavor": "",</text:p>
      <text:p text:style-name="Standard"><text:s text:c="20"/>"image": "",</text:p>
      <text:p text:style-name="Standard"><text:s text:c="20"/>"stock": 10,</text:p>
      <text:p text:style-name="Standard"><text:s text:c="20"/>"isAvailable": true,</text:p>
      <text:p text:style-name="Standard"><text:s text:c="20"/>"createdBy": "6849d3c5f98f39baa2fa9a0c",</text:p>
      <text:p text:style-name="Standard"><text:s text:c="20"/>"averageRating": 0,</text:p>
      <text:p text:style-name="Standard"><text:s text:c="20"/>"ratings": [],</text:p>
      <text:p text:style-name="Standard"><text:s text:c="20"/>"createdAt": "2025-06-11T19:55:33.726Z",</text:p>
      <text:p text:style-name="Standard"><text:s text:c="20"/>"updatedAt": "2025-06-11T19:55:33.726Z",</text:p>
      <text:p text:style-name="Standard"><text:s text:c="20"/>"__v": 0</text:p>
      <text:p text:style-name="Standard"><text:s text:c="16"/>},</text:p>
      <text:p text:style-name="Standard"><text:s text:c="16"/>"quantity": 1,</text:p>
      <text:p text:style-name="Standard"><text:s text:c="16"/>"_id": "684bfabd98eee718cce151f6"</text:p>
      <text:p text:style-name="Standard"><text:s text:c="12"/>}</text:p>
      <text:p text:style-name="Standard"><text:s text:c="8"/>],</text:p>
      <text:p text:style-name="Standard"><text:s text:c="8"/>"totalAmount": 6200,</text:p>
      <text:p text:style-name="Standard"><text:soft-page-break/><text:s text:c="8"/>"status": "confirmed",</text:p>
      <text:p text:style-name="Standard"><text:s text:c="8"/>"createdAt": "2025-06-13T10:17:33.610Z",</text:p>
      <text:p text:style-name="Standard"><text:s text:c="8"/>"updatedAt": "2025-06-13T10:30:20.118Z",</text:p>
      <text:p text:style-name="Standard"><text:s text:c="8"/>"__v": 0</text:p>
      <text:p text:style-name="Standard"><text:s text:c="4"/>}</text:p>
      <text:p text:style-name="Standard"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4:11:44.542904594</meta:creation-date>
    <dc:date>2025-06-13T14:21:56.295797422</dc:date>
    <meta:editing-duration>PT10M13S</meta:editing-duration>
    <meta:editing-cycles>1</meta:editing-cycles>
    <meta:document-statistic meta:table-count="0" meta:image-count="0" meta:object-count="0" meta:page-count="2" meta:paragraph-count="55" meta:word-count="112" meta:character-count="1982" meta:non-whitespace-character-count="1069"/>
    <meta:generator>LibreOffice/24.2.7.2$Linux_X86_64 LibreOffice_project/420$Build-2</meta:generator>
  </office:meta>
</office:document-meta>
</file>